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2827in"/>
    </style:style>
    <style:style style:name="co8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6217in" fo:break-before="auto" style:use-optimal-row-height="true"/>
    </style:style>
    <style:style style:name="ro18" style:family="table-row">
      <style:table-row-properties style:row-height="0.466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1.3307in" fo:break-before="auto" style:use-optimal-row-height="true"/>
    </style:style>
    <style:style style:name="ro21" style:family="table-row">
      <style:table-row-properties style:row-height="0.8398in" fo:break-before="auto" style:use-optimal-row-height="true"/>
    </style:style>
    <style:style style:name="ro22" style:family="table-row">
      <style:table-row-properties style:row-height="0.6764in" fo:break-before="auto" style:use-optimal-row-height="true"/>
    </style:style>
    <style:style style:name="ro23" style:family="table-row">
      <style:table-row-properties style:row-height="0.3484in" fo:break-before="auto" style:use-optimal-row-height="true"/>
    </style:style>
    <style:style style:name="ro24" style:family="table-row">
      <style:table-row-properties style:row-height="0.5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21">
      <style:table-cell-properties fo:wrap-option="wrap"/>
    </style:style>
    <style:style style:name="ce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ackground-color="#ffff00"/>
    </style:style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21"/>
    <style:style style:name="ce1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2]" office:value-type="float" office:value="480" calcext:value-type="float">
            <text:p>480</text:p>
          </table:table-cell>
          <table:table-cell table:style-name="ce12" table:formula="of:=[.$B$32]*[.D52]/([.$B$16]*60)*[.$B$33]/[.$D$4]" office:value-type="float" office:value="82.5" calcext:value-type="float">
            <text:p>83</text:p>
          </table:table-cell>
          <table:table-cell table:style-name="ce12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12" table:formula="of:=[.$B$16]*60*[.C53]" office:value-type="float" office:value="152.411067193676" calcext:value-type="float">
            <text:p>152</text:p>
          </table:table-cell>
          <table:table-cell table:style-name="ce12" table:formula="of:=[.$B$32]*[.D53]/([.$B$16]*60)*[.$B$33]/[.$D$4]" office:value-type="float" office:value="26.1956521739131" calcext:value-type="float">
            <text:p>26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4]" office:value-type="float" office:value="480" calcext:value-type="float">
            <text:p>480</text:p>
          </table:table-cell>
          <table:table-cell table:style-name="ce12" table:formula="of:=[.$B$32]*[.D54]/([.$B$16]*60)*[.$B$33]/[.$D$5]" office:value-type="float" office:value="64.390243902439" calcext:value-type="float">
            <text:p>64</text:p>
          </table:table-cell>
          <table:table-cell table:style-name="ce12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12" table:formula="of:=[.$B$16]*60*[.C55]" office:value-type="float" office:value="330.276679841897" calcext:value-type="float">
            <text:p>330</text:p>
          </table:table-cell>
          <table:table-cell table:style-name="ce12" table:formula="of:=[.$B$32]*[.D55]/([.$B$16]*60)*[.$B$33]/[.$D$5]" office:value-type="float" office:value="44.305408271474" calcext:value-type="float">
            <text:p>44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6]" office:value-type="float" office:value="480" calcext:value-type="float">
            <text:p>480</text:p>
          </table:table-cell>
          <table:table-cell table:style-name="ce12" table:formula="of:=[.$B$32]*[.D56]/([.$B$16]*60)*[.$B$33]/[.$D$6]" office:value-type="float" office:value="57.3913043478261" calcext:value-type="float">
            <text:p>57</text:p>
          </table:table-cell>
          <table:table-cell table:style-name="ce12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12" table:formula="of:=[.$B$16]*60*[.C57]" office:value-type="float" office:value="429.090909090909" calcext:value-type="float">
            <text:p>429</text:p>
          </table:table-cell>
          <table:table-cell table:style-name="ce12" table:formula="of:=[.$B$32]*[.D57]/([.$B$16]*60)*[.$B$33]/[.$D$6]" office:value-type="float" office:value="51.3043478260869" calcext:value-type="float">
            <text:p>51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8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12" table:formula="of:=[.$B$16]*60*[.C58]" office:value-type="float" office:value="395.256916996047" calcext:value-type="float">
            <text:p>395</text:p>
          </table:table-cell>
          <table:table-cell table:style-name="ce12" table:formula="of:=[.$B$32]*[.D58]/([.$B$16]*60)*[.$B$33]/[.$D$7]" office:value-type="float" office:value="108.695652173913" calcext:value-type="float">
            <text:p>109</text:p>
          </table:table-cell>
          <table:table-cell table:style-name="ce12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9]" office:value-type="float" office:value="480" calcext:value-type="float">
            <text:p>480</text:p>
          </table:table-cell>
          <table:table-cell table:style-name="ce12" table:formula="of:=[.$B$32]*[.D59]/([.$B$16]*60)*[.$B$33]/[.$D$8]" office:value-type="float" office:value="69.4736842105263" calcext:value-type="float">
            <text:p>69</text:p>
          </table:table-cell>
          <table:table-cell table:style-name="ce12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12" table:formula="of:=[.$B$16]*60*[.C60]" office:value-type="float" office:value="270.98814229249" calcext:value-type="float">
            <text:p>271</text:p>
          </table:table-cell>
          <table:table-cell table:style-name="ce12" table:formula="of:=[.$B$32]*[.D60]/([.$B$16]*60)*[.$B$33]/[.$D$8]" office:value-type="float" office:value="39.2219679633867" calcext:value-type="float">
            <text:p>39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1]" office:value-type="float" office:value="480" calcext:value-type="float">
            <text:p>480</text:p>
          </table:table-cell>
          <table:table-cell table:style-name="ce12" table:formula="of:=[.$B$32]*[.D61]/([.$B$16]*60)*[.$B$33]/[.$D$9]" office:value-type="float" office:value="105.6" calcext:value-type="float">
            <text:p>106</text:p>
          </table:table-cell>
          <table:table-cell table:style-name="ce12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2]" office:value-type="float" office:value="480" calcext:value-type="float">
            <text:p>480</text:p>
          </table:table-cell>
          <table:table-cell table:style-name="ce12" table:formula="of:=[.$B$32]*[.D62]/([.$B$16]*60)*[.$B$33]/[.$D$10]" office:value-type="float" office:value="77.6470588235294" calcext:value-type="float">
            <text:p>78</text:p>
          </table:table-cell>
          <table:table-cell table:style-name="ce12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12" table:formula="of:=[.$B$16]*60*[.C63]" office:value-type="float" office:value="191.936758893281" calcext:value-type="float">
            <text:p>192</text:p>
          </table:table-cell>
          <table:table-cell table:style-name="ce12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1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4]" office:value-type="float" office:value="480" calcext:value-type="float">
            <text:p>480</text:p>
          </table:table-cell>
          <table:table-cell table:style-name="ce12" table:formula="of:=[.$B$32]*[.D64]/([.$B$16]*60)*[.$B$33]/[.$D$11]" office:value-type="float" office:value="75.4285714285714" calcext:value-type="float">
            <text:p>75</text:p>
          </table:table-cell>
          <table:table-cell table:style-name="ce12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12" table:formula="of:=[.$B$16]*60*[.C65]" office:value-type="float" office:value="211.699604743083" calcext:value-type="float">
            <text:p>212</text:p>
          </table:table-cell>
          <table:table-cell table:style-name="ce12" table:formula="of:=[.$B$32]*[.D65]/([.$B$16]*60)*[.$B$33]/[.$D$11]" office:value-type="float" office:value="33.2670807453416" calcext:value-type="float">
            <text:p>33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" office:value-type="float" office:value="987.021016375" calcext:value-type="float">
            <text:p>987.0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" office:value-type="float" office:value="6111.303" calcext:value-type="float">
            <text:p>6111.3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100" office:value-type="float" office:value="319.185" calcext:value-type="float">
            <text:p>319.19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100" office:value-type="float" office:value="181.24425" calcext:value-type="float">
            <text:p>181.2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100" office:value-type="float" office:value="73.6876875" calcext:value-type="float">
            <text:p>73.69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10" table:formula="of:=0.0175*[.M85]+15.4*[.B135]" office:value-type="float" office:value="1690.43875" calcext:value-type="float">
            <text:p>1690.44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table:formula="of:=[.B101]*[.C101]/100" office:value-type="float" office:value="312.73116875" calcext:value-type="float">
            <text:p>312.73</text:p>
          </table:table-cell>
          <table:table-cell table:number-columns-repeated="13"/>
        </table:table-row>
        <table:table-row table:style-name="ro16">
          <table:table-cell office:value-type="string" calcext:value-type="string">
            <text:p>Сумма</text:p>
          </table:table-cell>
          <table:table-cell table:formula="of:=SUM([.B96:.B101])" office:value-type="float" office:value="85182.685375" calcext:value-type="float">
            <text:p>85182.69</text:p>
          </table:table-cell>
          <table:table-cell/>
          <table:table-cell table:style-name="ce1" table:formula="of:=SUM([.D96:.D101])" office:value-type="float" office:value="7985.172122625" calcext:value-type="float">
            <text:p>7985.17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7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18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17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10]*[.C110]+[.B111]*[.C111]+[.B112]*[.C112]+[.B113]*[.C113]+[.B114]*[.C114]" office:value-type="float" office:value="142.5" calcext:value-type="float">
            <text:p>142.5</text:p>
          </table:table-cell>
          <table:table-cell table:formula="of:=[.B110]*[.D110]+[.B111]*[.D111]+[.B112]*[.D112]+[.B113]*[.D113]+[.B114]*[.D114]" office:value-type="float" office:value="143.5" calcext:value-type="float">
            <text:p>143.5</text:p>
          </table:table-cell>
          <table:table-cell table:formula="of:=[.B110]*[.E110]+[.B111]*[.E111]+[.B112]*[.E112]+[.B113]*[.E113]+[.B114]*[.E114]" office:value-type="float" office:value="286" calcext:value-type="float">
            <text:p>286</text:p>
          </table:table-cell>
          <table:table-cell table:formula="of:=[.B110]*[.F110]+[.B111]*[.F111]+[.B112]*[.F112]+[.B113]*[.F113]+[.B114]*[.F114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formula="of:=9.92*[.C115]" office:value-type="float" office:value="1413.6" calcext:value-type="float">
            <text:p>1413.60</text:p>
          </table:table-cell>
          <table:table-cell table:formula="of:=[.$B$16]*60*[.$B$15]/500*[.C115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formula="of:=3.34*[.D115]" office:value-type="float" office:value="479.29" calcext:value-type="float">
            <text:p>479.29</text:p>
          </table:table-cell>
          <table:table-cell table:formula="of:=[.$B$16]*60*[.$B$15]/650*[.D115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5]" office:value-type="float" office:value="1401.4" calcext:value-type="float">
            <text:p>1401.40</text:p>
          </table:table-cell>
          <table:table-cell table:formula="of:=[.$B$16]*60*[.$B$15]/1650*[.E115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5]" office:value-type="float" office:value="281.424" calcext:value-type="float">
            <text:p>281.42</text:p>
          </table:table-cell>
          <table:table-cell table:formula="of:=[.$B$16]*60*[.$B$15]/1000*[.F115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8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8]/(60*[.$B$16]*[.$B$21])" office:value-type="float" office:value="2.67727272727273" calcext:value-type="float">
            <text:p>2.68</text:p>
          </table:table-cell>
          <table:table-cell table:style-name="ce2" table:formula="of:=[.C118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9]/(60*[.$B$16]*[.$B$21])" office:value-type="float" office:value="0.907746212121212" calcext:value-type="float">
            <text:p>0.91</text:p>
          </table:table-cell>
          <table:table-cell table:style-name="ce2" table:formula="of:=[.C119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20]/(60*[.$B$16]*[.$B$21])" office:value-type="float" office:value="2.65416666666667" calcext:value-type="float">
            <text:p>2.65</text:p>
          </table:table-cell>
          <table:table-cell table:style-name="ce2" table:formula="of:=[.C120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21]/(60*[.$B$16]*[.$B$21])" office:value-type="float" office:value="0.533" calcext:value-type="float">
            <text:p>0.53</text:p>
          </table:table-cell>
          <table:table-cell table:style-name="ce2" table:formula="of:=[.C121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9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5])" office:value-type="float" office:value="27" calcext:value-type="float">
            <text:p>27</text:p>
          </table:table-cell>
          <table:table-cell table:style-name="ce2" table:formula="of:=[.B130]/[.$B$135]*100" office:value-type="float" office:value="42.1875" calcext:value-type="float">
            <text:p>42.19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2]+[.B133]" office:value-type="float" office:value="34" calcext:value-type="float">
            <text:p>34</text:p>
          </table:table-cell>
          <table:table-cell table:style-name="ce2" table:formula="of:=[.B131]/[.$B$135]*100" office:value-type="float" office:value="53.125" calcext:value-type="float">
            <text:p>53.13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B132]/[.$B$135]*100" office:value-type="float" office:value="31.25" calcext:value-type="float">
            <text:p>31.25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4" calcext:value-type="float">
            <text:p>14</text:p>
          </table:table-cell>
          <table:table-cell table:style-name="ce2" table:formula="of:=[.B133]/[.$B$135]*100" office:value-type="float" office:value="21.875" calcext:value-type="float">
            <text:p>21.88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B134]/[.$B$135]*100" office:value-type="float" office:value="4.6875" calcext:value-type="float">
            <text:p>4.69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30]+[.B131]+[.B134]" office:value-type="float" office:value="64" calcext:value-type="float">
            <text:p>64</text:p>
          </table:table-cell>
          <table:table-cell table:style-name="ce2" table:formula="of:=[.B135]/[.$B$135]*100"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5" office:value-type="string" calcext:value-type="string">
            <text:p>Наименование операции</text:p>
          </table:table-cell>
          <table:table-cell table:style-name="ce5" office:value-type="string" calcext:value-type="string">
            <text:p>Разряд работ</text:p>
          </table:table-cell>
          <table:table-cell table:style-name="ce5" office:value-type="string" calcext:value-type="string">
            <text:p>Норма времени t_шт</text:p>
          </table:table-cell>
          <table:table-cell table:style-name="ce5" office:value-type="string" calcext:value-type="string">
            <text:p>Часовая тарифная ставка</text:p>
          </table:table-cell>
          <table:table-cell table:style-name="ce5" office:value-type="string" calcext:value-type="string">
            <text:p>Заработная плата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4]" office:value-type="float" office:value="5.81818181818182" calcext:value-type="float">
            <text:p>5.82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39]*[.D139]/60" office:value-type="float" office:value="0.0864" calcext:value-type="float">
            <text:p>0.08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5]" office:value-type="float" office:value="7.45454545454545" calcext:value-type="float">
            <text:p>7.45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0]*[.D140]/60" office:value-type="float" office:value="0.129460606060606" calcext:value-type="float">
            <text:p>0.1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6]" office:value-type="float" office:value="8.36363636363636" calcext:value-type="float">
            <text:p>8.36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1]*[.D141]/60" office:value-type="float" office:value="0.1242" calcext:value-type="float">
            <text:p>0.1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7]" office:value-type="float" office:value="3.63636363636364" calcext:value-type="float">
            <text:p>3.64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2]*[.D142]/60" office:value-type="float" office:value="0.0631515151515152" calcext:value-type="float">
            <text:p>0.06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8]" office:value-type="float" office:value="6.90909090909091" calcext:value-type="float">
            <text:p>6.91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3]*[.D143]/60" office:value-type="float" office:value="0.119987878787879" calcext:value-type="float">
            <text:p>0.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9]" office:value-type="float" office:value="4.54545454545455" calcext:value-type="float">
            <text:p>4.55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4]*[.D144]/60" office:value-type="float" office:value="0.0675000000000001" calcext:value-type="float">
            <text:p>0.06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10]" office:value-type="float" office:value="6.18181818181818" calcext:value-type="float">
            <text:p>6.18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5]*[.D145]/60" office:value-type="float" office:value="0.0918" calcext:value-type="float">
            <text:p>0.09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11]" office:value-type="float" office:value="6.36363636363636" calcext:value-type="float">
            <text:p>6.36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6]*[.D146]/60" office:value-type="float" office:value="0.110515151515151" calcext:value-type="float">
            <text:p>0.11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Сумма</text:p>
          </table:table-cell>
          <table:table-cell table:style-name="Default" table:number-columns-repeated="2"/>
          <table:table-cell/>
          <table:table-cell table:style-name="ce11" table:formula="of:=SUM([.E139:.E146])" office:value-type="float" office:value="0.793015151515152" calcext:value-type="float">
            <text:p>0.79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Премия, %</text:p>
          </table:table-cell>
          <table:table-cell table:style-name="Default" table:number-columns-repeated="2"/>
          <table:table-cell/>
          <table:table-cell table:style-name="ce11" office:value-type="float" office:value="30" calcext:value-type="float">
            <text:p>30.0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Всего</text:p>
          </table:table-cell>
          <table:table-cell table:style-name="Default" table:number-columns-repeated="2"/>
          <table:table-cell/>
          <table:table-cell table:style-name="ce11" table:formula="of:=[.E147]*(1+[.E148]/100)" office:value-type="float" office:value="1.0309196969697" calcext:value-type="float">
            <text:p>1.031</text:p>
          </table:table-cell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 table:number-columns-repeated="14"/>
        </table:table-row>
        <table:table-row table:style-name="ro20">
          <table:table-cell office:value-type="string" calcext:value-type="string">
            <text:p>Сырье, материалы и другие материальные ценности за вычетом отходов</text:p>
          </table:table-cell>
          <table:table-cell table:style-name="ce11" table:formula="of:=[.E153]*[.I153]*(1+[.O153]/100)-[.K153]*[.M153]" office:value-type="float" office:value="0.02928" calcext:value-type="float">
            <text:p>0.029</text:p>
          </table:table-cell>
          <table:table-cell table:style-name="Default"/>
          <table:table-cell table:style-name="ce6" office:value-type="string" calcext:value-type="string">
            <text:p>Норма расхода материала</text:p>
          </table:table-cell>
          <table:table-cell table:style-name="ce6" office:value-type="float" office:value="0.2" calcext:value-type="float">
            <text:p>0.200</text:p>
          </table:table-cell>
          <table:table-cell office:value-type="string" calcext:value-type="string">
            <text:p>Чистый вес детали</text:p>
          </table:table-cell>
          <table:table-cell office:value-type="float" office:value="0.12" calcext:value-type="float">
            <text:p>0.12</text:p>
          </table:table-cell>
          <table:table-cell table:style-name="ce6" office:value-type="string" calcext:value-type="string">
            <text:p>Цена единицы материала</text:p>
          </table:table-cell>
          <table:table-cell table:style-name="ce6" office:value-type="float" office:value="0.16" calcext:value-type="float">
            <text:p>0.160</text:p>
          </table:table-cell>
          <table:table-cell table:style-name="ce6" office:value-type="string" calcext:value-type="string">
            <text:p>Количество отхода материала</text:p>
          </table:table-cell>
          <table:table-cell table:style-name="ce6" table:formula="of:=[.E153]-[.G153]" office:value-type="float" office:value="0.08" calcext:value-type="float">
            <text:p>0.080</text:p>
          </table:table-cell>
          <table:table-cell table:style-name="ce6" office:value-type="string" calcext:value-type="string">
            <text:p>Цена единицы отхода</text:p>
          </table:table-cell>
          <table:table-cell table:style-name="ce6" office:value-type="float" office:value="0.05" calcext:value-type="float">
            <text:p>0.050</text:p>
          </table:table-cell>
          <table:table-cell table:style-name="ce6" office:value-type="string" calcext:value-type="string">
            <text:p>Коэффициент транспортно-заготовительных расходов, %</text:p>
          </table:table-cell>
          <table:table-cell table:style-name="ce6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ce11" table:formula="of:=[.E149]" office:value-type="float" office:value="1.0309196969697" calcext:value-type="float">
            <text:p>1.031</text:p>
          </table:table-cell>
          <table:table-cell table:style-name="ce3" table:number-columns-repeated="3"/>
          <table:table-cell table:number-columns-repeated="12"/>
        </table:table-row>
        <table:table-row table:style-name="ro21">
          <table:table-cell office:value-type="string" calcext:value-type="string">
            <text:p>Дополнительная заработная плата основных производственных рабочих</text:p>
          </table:table-cell>
          <table:table-cell table:style-name="ce6" table:formula="of:=[.E149]*[.E155]/100" office:value-type="float" office:value="0.30927590909091" calcext:value-type="float">
            <text:p>0.309</text:p>
          </table:table-cell>
          <table:table-cell table:style-name="ce3"/>
          <table:table-cell table:style-name="ce3" office:value-type="string" calcext:value-type="string">
            <text:p>Коэффициент доп. Заработной платы</text:p>
          </table:table-cell>
          <table:table-cell table:style-name="ce6" office:value-type="float" office:value="30" calcext:value-type="float">
            <text:p>30.000</text:p>
          </table:table-cell>
          <table:table-cell table:number-columns-repeated="12"/>
        </table:table-row>
        <table:table-row table:style-name="ro22">
          <table:table-cell office:value-type="string" calcext:value-type="string">
            <text:p>Основная и дополнительная зарплата прочего ППП</text:p>
          </table:table-cell>
          <table:table-cell table:style-name="ce6" table:formula="of:=([.E149]+[.B155])*[.E156]" office:value-type="float" office:value="2.68039121212122" calcext:value-type="float">
            <text:p>2.680</text:p>
          </table:table-cell>
          <table:table-cell table:style-name="ce3"/>
          <table:table-cell table:style-name="ce3" office:value-type="string" calcext:value-type="string">
            <text:p>Соотношение заработной платы производственных рабочих и остальных работающих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16">
          <table:table-cell table:style-name="Default" table:number-columns-repeated="2"/>
          <table:table-cell table:style-name="ce3"/>
          <table:table-cell office:value-type="string" calcext:value-type="string">
            <text:p>Базовый оклад ИТР и управленческого персонала</text:p>
          </table:table-cell>
          <table:table-cell table:style-name="ce6" office:value-type="float" office:value="160" calcext:value-type="float">
            <text:p>160.000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office:value-type="string" calcext:value-type="string">
            <text:p>Премия, %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1">
          <table:table-cell table:style-name="Default"/>
          <table:table-cell table:style-name="ce6"/>
          <table:table-cell table:style-name="ce3"/>
          <table:table-cell table:style-name="ce3" office:value-type="string" calcext:value-type="string">
            <text:p>Основная и дополнительная зарплата ИТР и управленческого персонала</text:p>
          </table:table-cell>
          <table:table-cell table:style-name="ce6" table:formula="of:=(1+[.E158]/100)*[.B134]*[.E157]" office:value-type="float" office:value="624" calcext:value-type="float">
            <text:p>624.000</text:p>
          </table:table-cell>
          <table:table-cell table:number-columns-repeated="12"/>
        </table:table-row>
        <table:table-row table:style-name="ro23">
          <table:table-cell office:value-type="string" calcext:value-type="string">
            <text:p>Отчисления в фонд соцзащиты</text:p>
          </table:table-cell>
          <table:table-cell table:style-name="ce6" table:formula="of:=([.E149]+[.B155]+[.B156])*0.35" office:value-type="float" office:value="1.40720538636364" calcext:value-type="float">
            <text:p>1.407</text:p>
          </table:table-cell>
          <table:table-cell table:style-name="ce3"/>
          <table:table-cell table:number-columns-repeated="14"/>
        </table:table-row>
        <table:table-row table:style-name="ro23">
          <table:table-cell office:value-type="string" calcext:value-type="string">
            <text:p>Единый платеж налогов</text:p>
          </table:table-cell>
          <table:table-cell table:style-name="ce6" table:formula="of:=([.E149]+[.B155]+[.B156])*0.05" office:value-type="float" office:value="0.201029340909092" calcext:value-type="float">
            <text:p>0.201</text:p>
          </table:table-cell>
          <table:table-cell table:style-name="ce3"/>
          <table:table-cell table:number-columns-repeated="14"/>
        </table:table-row>
        <table:table-row table:style-name="ro22">
          <table:table-cell office:value-type="string" calcext:value-type="string">
            <text:p>Топливо и электроэнергия для технологических целей</text:p>
          </table:table-cell>
          <table:table-cell table:style-name="ce6" table:formula="of:=[.H84]*8*0.035*2*0.65*0.45*[.C67]*1.15/0.75/5000" office:value-type="float" office:value="0.00345385063636364" calcext:value-type="float">
            <text:p>0.003</text:p>
          </table:table-cell>
          <table:table-cell table:style-name="ce3"/>
          <table:table-cell table:number-columns-repeated="14"/>
        </table:table-row>
        <table:table-row table:style-name="ro24">
          <table:table-cell table:style-name="ce6" office:value-type="string" calcext:value-type="string">
            <text:p>Подготовка и освоение производства</text:p>
          </table:table-cell>
          <table:table-cell table:style-name="ce6" table:formula="of:=[.E149]*0.1" office:value-type="float" office:value="0.10309196969697" calcext:value-type="float">
            <text:p>0.103</text:p>
          </table:table-cell>
          <table:table-cell table:style-name="ce6" table:number-columns-repeated="3"/>
          <table:table-cell table:number-columns-repeated="12"/>
        </table:table-row>
        <table:table-row table:style-name="ro22">
          <table:table-cell table:style-name="ce6" office:value-type="string" calcext:value-type="string">
            <text:p>Износ инструментов и приспособлений целевого назанчения</text:p>
          </table:table-cell>
          <table:table-cell table:style-name="ce6" table:formula="of:=[.E149]*0.15" office:value-type="float" office:value="0.154637954545455" calcext:value-type="float">
            <text:p>0.155</text:p>
          </table:table-cell>
          <table:table-cell table:style-name="ce6" table:number-columns-repeated="3"/>
          <table:table-cell table:number-columns-repeated="12"/>
        </table:table-row>
        <table:table-row table:style-name="ro23">
          <table:table-cell table:style-name="ce6" office:value-type="string" calcext:value-type="string">
            <text:p>Амортизационные отчисления</text:p>
          </table:table-cell>
          <table:table-cell table:style-name="ce6" table:formula="of:=[.O85]/[.B24]" office:value-type="float" office:value="1.2222606" calcext:value-type="float">
            <text:p>1.222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table:style-name="ce6" office:value-type="string" calcext:value-type="string">
            <text:p>Общепроизводственные расходы</text:p>
          </table:table-cell>
          <table:table-cell table:style-name="ce6" table:formula="of:=[.E149]*[.E166]/100" office:value-type="float" office:value="0.92782772727273" calcext:value-type="float">
            <text:p>0.928</text:p>
          </table:table-cell>
          <table:table-cell table:style-name="ce6"/>
          <table:table-cell table:style-name="ce6" office:value-type="string" calcext:value-type="string">
            <text:p>Норма общепроизводственных расходов</text:p>
          </table:table-cell>
          <table:table-cell table:style-name="ce6" office:value-type="float" office:value="90" calcext:value-type="float">
            <text:p>90.000</text:p>
          </table:table-cell>
          <table:table-cell table:number-columns-repeated="12"/>
        </table:table-row>
        <table:table-row table:style-name="ro24">
          <table:table-cell table:style-name="ce6" office:value-type="string" calcext:value-type="string">
            <text:p>Общехозяйственные расходы</text:p>
          </table:table-cell>
          <table:table-cell table:style-name="ce6" table:formula="of:=[.E149]*[.E167]/100" office:value-type="float" office:value="0.72164378787879" calcext:value-type="float">
            <text:p>0.722</text:p>
          </table:table-cell>
          <table:table-cell table:style-name="ce6"/>
          <table:table-cell table:style-name="ce6" office:value-type="string" calcext:value-type="string">
            <text:p>Норма общехозяйственных расходов</text:p>
          </table:table-cell>
          <table:table-cell table:style-name="ce6" office:value-type="float" office:value="70" calcext:value-type="float">
            <text:p>70.000</text:p>
          </table:table-cell>
          <table:table-cell table:number-columns-repeated="12"/>
        </table:table-row>
        <table:table-row table:style-name="ro24">
          <table:table-cell table:style-name="ce6" office:value-type="string" calcext:value-type="string">
            <text:p>Прочие производственные расходы</text:p>
          </table:table-cell>
          <table:table-cell table:style-name="ce6" table:formula="of:=[.E168]*0.007" office:value-type="float" office:value="0.0615371220483941" calcext:value-type="float">
            <text:p>0.062</text:p>
          </table:table-cell>
          <table:table-cell table:style-name="ce6"/>
          <table:table-cell table:style-name="ce7" office:value-type="string" calcext:value-type="string">
            <text:p>Сумма</text:p>
          </table:table-cell>
          <table:table-cell table:style-name="ce7" table:formula="of:=SUM([.B153:.B167])" office:value-type="float" office:value="8.79101743548487" calcext:value-type="float">
            <text:p>8.791</text:p>
          </table:table-cell>
          <table:table-cell table:number-columns-repeated="12"/>
        </table:table-row>
        <table:table-row table:style-name="ro23">
          <table:table-cell table:style-name="ce7" office:value-type="string" calcext:value-type="string">
            <text:p>Производственная себестоимость</text:p>
          </table:table-cell>
          <table:table-cell table:style-name="ce7" table:formula="of:=[.E168]+[.B168]" office:value-type="float" office:value="8.85255455753327" calcext:value-type="float">
            <text:p>8.853</text:p>
          </table:table-cell>
          <table:table-cell table:style-name="ce6" table:number-columns-repeated="3"/>
          <table:table-cell table:number-columns-repeated="12"/>
        </table:table-row>
        <table:table-row table:style-name="ro23">
          <table:table-cell table:style-name="ce6" office:value-type="string" calcext:value-type="string">
            <text:p>Коммерческие расходы</text:p>
          </table:table-cell>
          <table:table-cell table:style-name="ce6" table:formula="of:=[.B169]*[.E170]/100" office:value-type="float" office:value="0.0885255455753327" calcext:value-type="float">
            <text:p>0.089</text:p>
          </table:table-cell>
          <table:table-cell table:style-name="ce6"/>
          <table:table-cell table:style-name="ce6" office:value-type="string" calcext:value-type="string">
            <text:p>Норма коммерческих расходов</text:p>
          </table:table-cell>
          <table:table-cell table:style-name="ce6" office:value-type="float" office:value="1" calcext:value-type="float">
            <text:p>1.000</text:p>
          </table:table-cell>
          <table:table-cell table:number-columns-repeated="12"/>
        </table:table-row>
        <table:table-row table:style-name="ro23">
          <table:table-cell table:style-name="ce7" office:value-type="string" calcext:value-type="string">
            <text:p>Полная себестоимость</text:p>
          </table:table-cell>
          <table:table-cell table:style-name="ce7" table:formula="of:=[.B169]+[.B170]" office:value-type="float" office:value="8.9410801031086" calcext:value-type="float">
            <text:p>8.941</text:p>
          </table:table-cell>
          <table:table-cell table:style-name="ce6" table:number-columns-repeated="3"/>
          <table:table-cell table:number-columns-repeated="12"/>
        </table:table-row>
        <table:table-row table:style-name="ro23">
          <table:table-cell table:style-name="ce6" office:value-type="string" calcext:value-type="string">
            <text:p>Нормативная прибыль</text:p>
          </table:table-cell>
          <table:table-cell table:style-name="ce6" table:formula="of:=[.B171]*[.E172]/100" office:value-type="float" office:value="3.57643204124344" calcext:value-type="float">
            <text:p>3.576</text:p>
          </table:table-cell>
          <table:table-cell table:style-name="ce6"/>
          <table:table-cell table:style-name="ce6" office:value-type="string" calcext:value-type="string">
            <text:p>Уровень рентабельности</text:p>
          </table:table-cell>
          <table:table-cell table:style-name="ce6" office:value-type="float" office:value="40" calcext:value-type="float">
            <text:p>4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предприятия</text:p>
          </table:table-cell>
          <table:table-cell table:style-name="ce7" table:formula="of:=[.B171]+[.B172]" office:value-type="float" office:value="12.517512144352" calcext:value-type="float">
            <text:p>12.518</text:p>
          </table:table-cell>
          <table:table-cell table:style-name="ce6" table:number-columns-repeated="3"/>
          <table:table-cell table:number-columns-repeated="12"/>
        </table:table-row>
        <table:table-row table:style-name="ro24">
          <table:table-cell table:style-name="ce6" office:value-type="string" calcext:value-type="string">
            <text:p>Отчисления в местные целевые бюджетные фонды</text:p>
          </table:table-cell>
          <table:table-cell table:style-name="ce6" table:formula="of:=[.B173]*[.E174]/(100-[.E174])" office:value-type="float" office:value="0.32096184985518" calcext:value-type="float">
            <text:p>0.321</text:p>
          </table:table-cell>
          <table:table-cell table:style-name="ce6"/>
          <table:table-cell table:style-name="ce6" office:value-type="string" calcext:value-type="string">
            <text:p>Норма отчислений в местные целевые бюджетные фонды</text:p>
          </table:table-cell>
          <table:table-cell table:style-name="ce6" office:value-type="float" office:value="2.5" calcext:value-type="float">
            <text:p>2.500</text:p>
          </table:table-cell>
          <table:table-cell table:number-columns-repeated="12"/>
        </table:table-row>
        <table:table-row table:style-name="ro21">
          <table:table-cell table:style-name="ce6" office:value-type="string" calcext:value-type="string">
            <text:p>Отчисления в республиканский фонд поддержки производителей с/х продукции</text:p>
          </table:table-cell>
          <table:table-cell table:style-name="ce6" table:formula="of:=([.B173]+[.B174])*[.E175]/(100-[.E175])" office:value-type="float" office:value="0.262009673351168" calcext:value-type="float">
            <text:p>0.262</text:p>
          </table:table-cell>
          <table:table-cell table:style-name="ce6"/>
          <table:table-cell table:style-name="ce6" office:value-type="string" calcext:value-type="string">
            <text:p>Норма отчислений в республиканский фонд поддержки производителей с/х продукции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23">
          <table:table-cell table:style-name="ce7" office:value-type="string" calcext:value-type="string">
            <text:p>Цена без учета НДС</text:p>
          </table:table-cell>
          <table:table-cell table:style-name="ce7" table:formula="of:=[.B173]+[.B174]+[.B175]" office:value-type="float" office:value="13.1004836675584" calcext:value-type="float">
            <text:p>13.100</text:p>
          </table:table-cell>
          <table:table-cell table:style-name="ce6" table:number-columns-repeated="3"/>
          <table:table-cell table:number-columns-repeated="12"/>
        </table:table-row>
        <table:table-row table:style-name="ro16">
          <table:table-cell table:style-name="ce6" office:value-type="string" calcext:value-type="string">
            <text:p>НДС</text:p>
          </table:table-cell>
          <table:table-cell table:style-name="ce6" table:formula="of:=[.B176]*[.E177]/100" office:value-type="float" office:value="2.62009673351168" calcext:value-type="float">
            <text:p>2.620</text:p>
          </table:table-cell>
          <table:table-cell table:style-name="ce6"/>
          <table:table-cell table:style-name="ce6" office:value-type="string" calcext:value-type="string">
            <text:p>Норма НДС</text:p>
          </table:table-cell>
          <table:table-cell table:style-name="ce6" office:value-type="float" office:value="20" calcext:value-type="float">
            <text:p>2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реализации</text:p>
          </table:table-cell>
          <table:table-cell table:style-name="ce7" table:formula="of:=[.B176]+[.B177]" office:value-type="float" office:value="15.7205804010701" calcext:value-type="float">
            <text:p>15.721</text:p>
          </table:table-cell>
          <table:table-cell table:style-name="ce6" table:number-columns-repeated="3"/>
          <table:table-cell table:number-columns-repeated="12"/>
        </table:table-row>
        <table:table-row table:style-name="ro1" table:number-rows-repeated="4">
          <table:table-cell table:style-name="ce6" table:number-columns-repeated="5"/>
          <table:table-cell table:number-columns-repeated="12"/>
        </table:table-row>
        <table:table-row table:style-name="ro1">
          <table:table-cell table:style-name="ce6" table:number-columns-repeated="5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23:08:47.154381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5T23:32:31.371485590</dc:date>
    <meta:editing-duration>PT2H37M28S</meta:editing-duration>
    <meta:editing-cycles>11</meta:editing-cycles>
    <meta:generator>LibreOffice/4.3.5.2.0$Linux_X86_64 LibreOffice_project/430m0$Build-2</meta:generator>
    <meta:document-statistic meta:table-count="1" meta:cell-count="623" meta:object-count="0"/>
  </office:meta>
</office:document-meta>
</file>